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valami<text:line-break/>sa</text:p>
      <text:p>ez má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sandorzoltan</dc:creator>
    <dc:date>2017-01-04T10:48:41</dc:date>
    <meta:editing-cycles>1</meta:editing-cycles>
    <meta:editing-duration>PT0.012S</meta:editing-duration>
    <meta:initial-creator>sandorzoltan</meta:initial-creator>
    <meta:creation-date>2017-01-04T10:48:41</meta:creation-date>
    <dc:language>hu</dc:language>
  </office:meta>
</office:document-meta>
</file>